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 Ca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30.24" calcext:value-type="float">
            <text:p>30.24</text:p>
          </table:table-cell>
          <table:table-cell table:formula="of:=[.B2]*[.C2]/1000" office:value-type="float" office:value="0.00012096" calcext:value-type="float">
            <text:p>0.00012</text:p>
          </table:table-cell>
          <table:table-cell table:formula="of:=[.B2]/[.C2]*1000" office:value-type="float" office:value="0.132275132275132" calcext:value-type="float">
            <text:p>0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3014" calcext:value-type="float">
            <text:p>0.3014</text:p>
          </table:table-cell>
          <table:table-cell office:value-type="float" office:value="29.69" calcext:value-type="float">
            <text:p>29.69</text:p>
          </table:table-cell>
          <table:table-cell table:formula="of:=[.B3]*[.C3]/1000" office:value-type="float" office:value="0.008948566" calcext:value-type="float">
            <text:p>0.00895</text:p>
          </table:table-cell>
          <table:table-cell table:formula="of:=[.B3]/[.C3]*1000" office:value-type="float" office:value="10.1515661839003" calcext:value-type="float">
            <text:p>10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574" calcext:value-type="float">
            <text:p>0.574</text:p>
          </table:table-cell>
          <table:table-cell office:value-type="float" office:value="28.45" calcext:value-type="float">
            <text:p>28.45</text:p>
          </table:table-cell>
          <table:table-cell table:formula="of:=[.B4]*[.C4]/1000" office:value-type="float" office:value="0.0163303" calcext:value-type="float">
            <text:p>0.01633</text:p>
          </table:table-cell>
          <table:table-cell table:formula="of:=[.B4]/[.C4]*1000" office:value-type="float" office:value="20.1757469244288" calcext:value-type="float">
            <text:p>20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845" calcext:value-type="float">
            <text:p>0.845</text:p>
          </table:table-cell>
          <table:table-cell office:value-type="float" office:value="28" calcext:value-type="float">
            <text:p>28.00</text:p>
          </table:table-cell>
          <table:table-cell table:formula="of:=[.B5]*[.C5]/1000" office:value-type="float" office:value="0.02366" calcext:value-type="float">
            <text:p>0.02366</text:p>
          </table:table-cell>
          <table:table-cell table:formula="of:=[.B5]/[.C5]*1000" office:value-type="float" office:value="30.1785714285714" calcext:value-type="float">
            <text:p>30.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.108" calcext:value-type="float">
            <text:p>1.108</text:p>
          </table:table-cell>
          <table:table-cell office:value-type="float" office:value="27.6" calcext:value-type="float">
            <text:p>27.60</text:p>
          </table:table-cell>
          <table:table-cell table:formula="of:=[.B6]*[.C6]/1000" office:value-type="float" office:value="0.0305808" calcext:value-type="float">
            <text:p>0.03058</text:p>
          </table:table-cell>
          <table:table-cell table:formula="of:=[.B6]/[.C6]*1000" office:value-type="float" office:value="40.1449275362319" calcext:value-type="float">
            <text:p>40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365" calcext:value-type="float">
            <text:p>1.365</text:p>
          </table:table-cell>
          <table:table-cell office:value-type="float" office:value="27.19" calcext:value-type="float">
            <text:p>27.19</text:p>
          </table:table-cell>
          <table:table-cell table:formula="of:=[.B7]*[.C7]/1000" office:value-type="float" office:value="0.03711435" calcext:value-type="float">
            <text:p>0.03711</text:p>
          </table:table-cell>
          <table:table-cell table:formula="of:=[.B7]/[.C7]*1000" office:value-type="float" office:value="50.2022802500919" calcext:value-type="float">
            <text:p>50.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2.531" calcext:value-type="float">
            <text:p>2.531</text:p>
          </table:table-cell>
          <table:table-cell office:value-type="float" office:value="25.25" calcext:value-type="float">
            <text:p>25.25</text:p>
          </table:table-cell>
          <table:table-cell table:formula="of:=[.B8]*[.C8]/1000" office:value-type="float" office:value="0.06390775" calcext:value-type="float">
            <text:p>0.06391</text:p>
          </table:table-cell>
          <table:table-cell table:formula="of:=[.B8]/[.C8]*1000" office:value-type="float" office:value="100.237623762376" calcext:value-type="float">
            <text:p>100.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41" calcext:value-type="float">
            <text:p>4.41</text:p>
          </table:table-cell>
          <table:table-cell office:value-type="float" office:value="22.03" calcext:value-type="float">
            <text:p>22.03</text:p>
          </table:table-cell>
          <table:table-cell table:formula="of:=[.B9]*[.C9]/1000" office:value-type="float" office:value="0.0971523" calcext:value-type="float">
            <text:p>0.09715</text:p>
          </table:table-cell>
          <table:table-cell table:formula="of:=[.B9]/[.C9]*1000" office:value-type="float" office:value="200.181570585565" calcext:value-type="float">
            <text:p>200.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18" calcext:value-type="float">
            <text:p>5.18</text:p>
          </table:table-cell>
          <table:table-cell office:value-type="float" office:value="20.69" calcext:value-type="float">
            <text:p>20.69</text:p>
          </table:table-cell>
          <table:table-cell table:formula="of:=[.B10]*[.C10]/1000" office:value-type="float" office:value="0.1071742" calcext:value-type="float">
            <text:p>0.10717</text:p>
          </table:table-cell>
          <table:table-cell table:formula="of:=[.B10]/[.C10]*1000" office:value-type="float" office:value="250.362493958434" calcext:value-type="float">
            <text:p>250.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86" calcext:value-type="float">
            <text:p>5.86</text:p>
          </table:table-cell>
          <table:table-cell office:value-type="float" office:value="19.5" calcext:value-type="float">
            <text:p>19.50</text:p>
          </table:table-cell>
          <table:table-cell table:formula="of:=[.B11]*[.C11]/1000" office:value-type="float" office:value="0.11427" calcext:value-type="float">
            <text:p>0.11427</text:p>
          </table:table-cell>
          <table:table-cell table:formula="of:=[.B11]/[.C11]*1000" office:value-type="float" office:value="300.51282051282" calcext:value-type="float">
            <text:p>300.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46" calcext:value-type="float">
            <text:p>6.46</text:p>
          </table:table-cell>
          <table:table-cell office:value-type="float" office:value="18.44" calcext:value-type="float">
            <text:p>18.44</text:p>
          </table:table-cell>
          <table:table-cell table:formula="of:=[.B12]*[.C12]/1000" office:value-type="float" office:value="0.1191224" calcext:value-type="float">
            <text:p>0.11912</text:p>
          </table:table-cell>
          <table:table-cell table:formula="of:=[.B12]/[.C12]*1000" office:value-type="float" office:value="350.325379609544" calcext:value-type="float">
            <text:p>350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.00</text:p>
          </table:table-cell>
          <table:table-cell office:value-type="float" office:value="17.5" calcext:value-type="float">
            <text:p>17.50</text:p>
          </table:table-cell>
          <table:table-cell table:formula="of:=[.B13]*[.C13]/1000" office:value-type="float" office:value="0.1225" calcext:value-type="float">
            <text:p>0.12250</text:p>
          </table:table-cell>
          <table:table-cell table:formula="of:=[.B13]/[.C13]*1000" office:value-type="float" office:value="400" calcext:value-type="float">
            <text:p>400.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5" calcext:value-type="float">
            <text:p>7.50</text:p>
          </table:table-cell>
          <table:table-cell office:value-type="float" office:value="16.67" calcext:value-type="float">
            <text:p>16.67</text:p>
          </table:table-cell>
          <table:table-cell table:formula="of:=[.B14]*[.C14]/1000" office:value-type="float" office:value="0.125025" calcext:value-type="float">
            <text:p>0.12503</text:p>
          </table:table-cell>
          <table:table-cell table:formula="of:=[.B14]/[.C14]*1000" office:value-type="float" office:value="449.910017996401" calcext:value-type="float">
            <text:p>449.9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72" calcext:value-type="float">
            <text:p>7.72</text:p>
          </table:table-cell>
          <table:table-cell office:value-type="float" office:value="16.24" calcext:value-type="float">
            <text:p>16.24</text:p>
          </table:table-cell>
          <table:table-cell table:formula="of:=[.B15]*[.C15]/1000" office:value-type="float" office:value="0.1253728" calcext:value-type="float">
            <text:p>0.12537</text:p>
          </table:table-cell>
          <table:table-cell table:formula="of:=[.B15]/[.C15]*1000" office:value-type="float" office:value="475.369458128079" calcext:value-type="float">
            <text:p>475.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94" calcext:value-type="float">
            <text:p>7.94</text:p>
          </table:table-cell>
          <table:table-cell office:value-type="float" office:value="15.86" calcext:value-type="float">
            <text:p>15.86</text:p>
          </table:table-cell>
          <table:table-cell table:formula="of:=[.B16]*[.C16]/1000" office:value-type="float" office:value="0.1259284" calcext:value-type="float">
            <text:p>0.12593</text:p>
          </table:table-cell>
          <table:table-cell table:formula="of:=[.B16]/[.C16]*1000" office:value-type="float" office:value="500.63051702396" calcext:value-type="float">
            <text:p>500.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02" calcext:value-type="float">
            <text:p>8.02</text:p>
          </table:table-cell>
          <table:table-cell office:value-type="float" office:value="15.72" calcext:value-type="float">
            <text:p>15.72</text:p>
          </table:table-cell>
          <table:table-cell table:formula="of:=[.B17]*[.C17]/1000" office:value-type="float" office:value="0.1260744" calcext:value-type="float">
            <text:p>0.12607</text:p>
          </table:table-cell>
          <table:table-cell table:formula="of:=[.B17]/[.C17]*1000" office:value-type="float" office:value="510.178117048346" calcext:value-type="float">
            <text:p>510.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11" calcext:value-type="float">
            <text:p>8.11</text:p>
          </table:table-cell>
          <table:table-cell office:value-type="float" office:value="15.57" calcext:value-type="float">
            <text:p>15.57</text:p>
          </table:table-cell>
          <table:table-cell table:formula="of:=[.B18]*[.C18]/1000" office:value-type="float" office:value="0.1262727" calcext:value-type="float">
            <text:p>0.12627</text:p>
          </table:table-cell>
          <table:table-cell table:formula="of:=[.B18]/[.C18]*1000" office:value-type="float" office:value="520.8734746307" calcext:value-type="float">
            <text:p>520.8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19" calcext:value-type="float">
            <text:p>8.19</text:p>
          </table:table-cell>
          <table:table-cell office:value-type="float" office:value="15.43" calcext:value-type="float">
            <text:p>15.43</text:p>
          </table:table-cell>
          <table:table-cell table:formula="of:=[.B19]*[.C19]/1000" office:value-type="float" office:value="0.1263717" calcext:value-type="float">
            <text:p>0.12637</text:p>
          </table:table-cell>
          <table:table-cell table:formula="of:=[.B19]/[.C19]*1000" office:value-type="float" office:value="530.784186649384" calcext:value-type="float">
            <text:p>530.7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.27" calcext:value-type="float">
            <text:p>8.27</text:p>
          </table:table-cell>
          <table:table-cell office:value-type="float" office:value="15.29" calcext:value-type="float">
            <text:p>15.29</text:p>
          </table:table-cell>
          <table:table-cell table:formula="of:=[.B20]*[.C20]/1000" office:value-type="float" office:value="0.1264483" calcext:value-type="float">
            <text:p>0.12645</text:p>
          </table:table-cell>
          <table:table-cell table:formula="of:=[.B20]/[.C20]*1000" office:value-type="float" office:value="540.876389797253" calcext:value-type="float">
            <text:p>540.8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3" calcext:value-type="float">
            <text:p>8.30</text:p>
          </table:table-cell>
          <table:table-cell office:value-type="float" office:value="15.22" calcext:value-type="float">
            <text:p>15.22</text:p>
          </table:table-cell>
          <table:table-cell table:formula="of:=[.B21]*[.C21]/1000" office:value-type="float" office:value="0.126326" calcext:value-type="float">
            <text:p>0.12633</text:p>
          </table:table-cell>
          <table:table-cell table:formula="of:=[.B21]/[.C21]*1000" office:value-type="float" office:value="545.335085413929" calcext:value-type="float">
            <text:p>545.34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8.34" calcext:value-type="float">
            <text:p>8.34</text:p>
          </table:table-cell>
          <table:table-cell office:value-type="float" office:value="15.15" calcext:value-type="float">
            <text:p>15.15</text:p>
          </table:table-cell>
          <table:table-cell table:formula="of:=[.B22]*[.C22]/1000" office:value-type="float" office:value="0.126351" calcext:value-type="float">
            <text:p>0.12635</text:p>
          </table:table-cell>
          <table:table-cell table:formula="of:=[.B22]/[.C22]*1000" office:value-type="float" office:value="550.49504950495" calcext:value-type="float">
            <text:p>550.50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8.38" calcext:value-type="float">
            <text:p>8.38</text:p>
          </table:table-cell>
          <table:table-cell office:value-type="float" office:value="15.09" calcext:value-type="float">
            <text:p>15.09</text:p>
          </table:table-cell>
          <table:table-cell table:formula="of:=[.B23]*[.C23]/1000" office:value-type="float" office:value="0.1264542" calcext:value-type="float">
            <text:p>0.12645</text:p>
          </table:table-cell>
          <table:table-cell table:formula="of:=[.B23]/[.C23]*1000" office:value-type="float" office:value="555.33465871438" calcext:value-type="float">
            <text:p>555.3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42" calcext:value-type="float">
            <text:p>8.42</text:p>
          </table:table-cell>
          <table:table-cell office:value-type="float" office:value="15.02" calcext:value-type="float">
            <text:p>15.02</text:p>
          </table:table-cell>
          <table:table-cell table:formula="of:=[.B24]*[.C24]/1000" office:value-type="float" office:value="0.1264684" calcext:value-type="float">
            <text:p>0.12647</text:p>
          </table:table-cell>
          <table:table-cell table:formula="of:=[.B24]/[.C24]*1000" office:value-type="float" office:value="560.585885486019" calcext:value-type="float">
            <text:p>560.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5" calcext:value-type="float">
            <text:p>8.50</text:p>
          </table:table-cell>
          <table:table-cell office:value-type="float" office:value="14.89" calcext:value-type="float">
            <text:p>14.89</text:p>
          </table:table-cell>
          <table:table-cell table:formula="of:=[.B25]*[.C25]/1000" office:value-type="float" office:value="0.126565" calcext:value-type="float">
            <text:p>0.12657</text:p>
          </table:table-cell>
          <table:table-cell table:formula="of:=[.B25]/[.C25]*1000" office:value-type="float" office:value="570.852921423774" calcext:value-type="float">
            <text:p>570.8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57" calcext:value-type="float">
            <text:p>8.57</text:p>
          </table:table-cell>
          <table:table-cell office:value-type="float" office:value="14.76" calcext:value-type="float">
            <text:p>14.76</text:p>
          </table:table-cell>
          <table:table-cell table:formula="of:=[.B26]*[.C26]/1000" office:value-type="float" office:value="0.1264932" calcext:value-type="float">
            <text:p>0.12649</text:p>
          </table:table-cell>
          <table:table-cell table:formula="of:=[.B26]/[.C26]*1000" office:value-type="float" office:value="580.623306233062" calcext:value-type="float">
            <text:p>580.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64" calcext:value-type="float">
            <text:p>8.64</text:p>
          </table:table-cell>
          <table:table-cell office:value-type="float" office:value="14.63" calcext:value-type="float">
            <text:p>14.63</text:p>
          </table:table-cell>
          <table:table-cell table:formula="of:=[.B27]*[.C27]/1000" office:value-type="float" office:value="0.1264032" calcext:value-type="float">
            <text:p>0.12640</text:p>
          </table:table-cell>
          <table:table-cell table:formula="of:=[.B27]/[.C27]*1000" office:value-type="float" office:value="590.567327409433" calcext:value-type="float">
            <text:p>590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71" calcext:value-type="float">
            <text:p>8.71</text:p>
          </table:table-cell>
          <table:table-cell office:value-type="float" office:value="14.51" calcext:value-type="float">
            <text:p>14.51</text:p>
          </table:table-cell>
          <table:table-cell table:formula="of:=[.B28]*[.C28]/1000" office:value-type="float" office:value="0.1263821" calcext:value-type="float">
            <text:p>0.12638</text:p>
          </table:table-cell>
          <table:table-cell table:formula="of:=[.B28]/[.C28]*1000" office:value-type="float" office:value="600.275671950379" calcext:value-type="float">
            <text:p>600.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37" calcext:value-type="float">
            <text:p>9.37</text:p>
          </table:table-cell>
          <table:table-cell office:value-type="float" office:value="13.37" calcext:value-type="float">
            <text:p>13.37</text:p>
          </table:table-cell>
          <table:table-cell table:formula="of:=[.B29]*[.C29]/1000" office:value-type="float" office:value="0.1252769" calcext:value-type="float">
            <text:p>0.12528</text:p>
          </table:table-cell>
          <table:table-cell table:formula="of:=[.B29]/[.C29]*1000" office:value-type="float" office:value="700.822737471952" calcext:value-type="float">
            <text:p>700.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93" calcext:value-type="float">
            <text:p>9.93</text:p>
          </table:table-cell>
          <table:table-cell office:value-type="float" office:value="12.39" calcext:value-type="float">
            <text:p>12.39</text:p>
          </table:table-cell>
          <table:table-cell table:formula="of:=[.B30]*[.C30]/1000" office:value-type="float" office:value="0.1230327" calcext:value-type="float">
            <text:p>0.12303</text:p>
          </table:table-cell>
          <table:table-cell table:formula="of:=[.B30]/[.C30]*1000" office:value-type="float" office:value="801.452784503632" calcext:value-type="float">
            <text:p>801.4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.17" calcext:value-type="float">
            <text:p>10.17</text:p>
          </table:table-cell>
          <table:table-cell office:value-type="float" office:value="11.95" calcext:value-type="float">
            <text:p>11.95</text:p>
          </table:table-cell>
          <table:table-cell table:formula="of:=[.B31]*[.C31]/1000" office:value-type="float" office:value="0.1215315" calcext:value-type="float">
            <text:p>0.12153</text:p>
          </table:table-cell>
          <table:table-cell table:formula="of:=[.B31]/[.C31]*1000" office:value-type="float" office:value="851.046025104603" calcext:value-type="float">
            <text:p>851.0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.29" calcext:value-type="float">
            <text:p>10.29</text:p>
          </table:table-cell>
          <table:table-cell office:value-type="float" office:value="11.74" calcext:value-type="float">
            <text:p>11.74</text:p>
          </table:table-cell>
          <table:table-cell table:formula="of:=[.B32]*[.C32]/1000" office:value-type="float" office:value="0.1208046" calcext:value-type="float">
            <text:p>0.12080</text:p>
          </table:table-cell>
          <table:table-cell table:formula="of:=[.B32]/[.C32]*1000" office:value-type="float" office:value="876.49063032368" calcext:value-type="float">
            <text:p>876.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.4" calcext:value-type="float">
            <text:p>10.40</text:p>
          </table:table-cell>
          <table:table-cell office:value-type="float" office:value="11.55" calcext:value-type="float">
            <text:p>11.55</text:p>
          </table:table-cell>
          <table:table-cell table:formula="of:=[.B33]*[.C33]/1000" office:value-type="float" office:value="0.12012" calcext:value-type="float">
            <text:p>0.12012</text:p>
          </table:table-cell>
          <table:table-cell table:formula="of:=[.B33]/[.C33]*1000" office:value-type="float" office:value="900.4329004329" calcext:value-type="float">
            <text:p>900.4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.62" calcext:value-type="float">
            <text:p>10.62</text:p>
          </table:table-cell>
          <table:table-cell office:value-type="float" office:value="11.17" calcext:value-type="float">
            <text:p>11.17</text:p>
          </table:table-cell>
          <table:table-cell table:formula="of:=[.B34]*[.C34]/1000" office:value-type="float" office:value="0.1186254" calcext:value-type="float">
            <text:p>0.11863</text:p>
          </table:table-cell>
          <table:table-cell table:formula="of:=[.B34]/[.C34]*1000" office:value-type="float" office:value="950.76096687556" calcext:value-type="float">
            <text:p>950.7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.73" calcext:value-type="float">
            <text:p>10.73</text:p>
          </table:table-cell>
          <table:table-cell office:value-type="float" office:value="10.99" calcext:value-type="float">
            <text:p>10.99</text:p>
          </table:table-cell>
          <table:table-cell table:formula="of:=[.B35]*[.C35]/1000" office:value-type="float" office:value="0.1179227" calcext:value-type="float">
            <text:p>0.11792</text:p>
          </table:table-cell>
          <table:table-cell table:formula="of:=[.B35]/[.C35]*1000" office:value-type="float" office:value="976.342129208371" calcext:value-type="float">
            <text:p>976.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82" calcext:value-type="float">
            <text:p>10.82</text:p>
          </table:table-cell>
          <table:table-cell office:value-type="float" office:value="10.81" calcext:value-type="float">
            <text:p>10.81</text:p>
          </table:table-cell>
          <table:table-cell table:formula="of:=[.B36]*[.C36]/1000" office:value-type="float" office:value="0.1169642" calcext:value-type="float">
            <text:p>0.11696</text:p>
          </table:table-cell>
          <table:table-cell table:formula="of:=[.B36]/[.C36]*1000" office:value-type="float" office:value="1000.9250693802" calcext:value-type="float">
            <text:p>1000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5:55:02.193020157</meta:creation-date>
    <dc:date>2014-03-25T17:10:35.745764404</dc:date>
    <meta:editing-duration>PT1H5M22S</meta:editing-duration>
    <meta:editing-cycles>2</meta:editing-cycles>
    <meta:generator>LibreOffice/4.1.3.2$Linux_x86 LibreOffice_project/410m0$Build-2</meta:generator>
    <meta:document-statistic meta:table-count="1" meta:cell-count="180" meta:object-count="0"/>
  </office:meta>
</office:document-meta>
</file>